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ransportHandler.getService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TransportHandler.initialize( SockJsServiceConfig service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